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text-properties officeooo:paragraph-rsid="00197a95"/>
    </style:style>
    <style:style style:name="P3" style:family="paragraph" style:parent-style-name="List_20_Paragraph" style:list-style-name="WWNum2">
      <style:text-properties officeooo:paragraph-rsid="001ab647"/>
    </style:style>
    <style:style style:name="P4" style:family="paragraph" style:parent-style-name="List_20_Paragraph" style:list-style-name="WWNum2">
      <style:text-properties officeooo:rsid="00178bee" officeooo:paragraph-rsid="00178bee"/>
    </style:style>
    <style:style style:name="P5" style:family="paragraph" style:parent-style-name="List_20_Paragraph" style:list-style-name="WWNum2">
      <style:text-properties officeooo:rsid="001ab647" officeooo:paragraph-rsid="001b8cee"/>
    </style:style>
    <style:style style:name="P6" style:family="paragraph" style:parent-style-name="List_20_Paragraph" style:list-style-name="WWNum2">
      <style:text-properties officeooo:rsid="001bbe32" officeooo:paragraph-rsid="001bbe32"/>
    </style:style>
    <style:style style:name="P7" style:family="paragraph" style:parent-style-name="List_20_Paragraph" style:list-style-name="WWNum2">
      <style:text-properties officeooo:rsid="001d7766" officeooo:paragraph-rsid="001d7766"/>
    </style:style>
    <style:style style:name="P8" style:family="paragraph" style:parent-style-name="List_20_Paragraph" style:list-style-name="WWNum2">
      <style:paragraph-properties fo:margin-left="0in" fo:margin-right="0in" fo:text-indent="0in" style:auto-text-indent="false"/>
      <style:text-properties officeooo:rsid="001d7766" officeooo:paragraph-rsid="001d7766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text-properties officeooo:rsid="00197a95" officeooo:paragraph-rsid="00197a95"/>
    </style:style>
    <style:style style:name="P11" style:family="paragraph" style:parent-style-name="Standard">
      <style:text-properties fo:color="#000000" loext:opacity="100%" fo:font-size="9pt" style:font-size-asian="9pt" style:font-size-complex="9pt"/>
    </style:style>
    <style:style style:name="T1" style:family="text">
      <style:text-properties officeooo:rsid="00197a95"/>
    </style:style>
    <style:style style:name="T2" style:family="text">
      <style:text-properties officeooo:rsid="001ab647"/>
    </style:style>
    <style:style style:name="T3" style:family="text">
      <style:text-properties fo:font-variant="normal" fo:text-transform="none" fo:color="#4a4a4a" loext:opacity="100%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4a4a4a" loext:opacity="100%" style:font-name="Open Sans" fo:font-size="9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000000" loext:opacity="100%" style:font-name="Open Sans" fo:font-size="9pt" fo:letter-spacing="normal" fo:font-style="normal" fo:font-weight="normal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000000" loext:opacity="100%"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his exam serves as the assessment for those students who cannot utilize the Hadoop system and/or Ambari GUI.</text:p>
      <text:p text:style-name="Standard"/>
      <text:list xml:id="list515566666" text:style-name="WWNum2">
        <text:list-item>
          <text:p text:style-name="P1">Compare and contrast the Hadoop and AWS big data experiences.</text:p>
          <text:p text:style-name="P4">AWS is used for more than big data. <text:s text:c="14"/>Hadoop is only used for big data.</text:p>
          <text:p text:style-name="P4">AWS is more recently updated. <text:s text:c="22"/>Hadoop is older and free</text:p>
          <text:p text:style-name="P4">AWS requires money or school credit. <text:s text:c="10"/>Hadoop <text:span text:style-name="T1">utilizes novel pro</text:span>grams for data analysis</text:p>
          <text:p text:style-name="P4">AWS allows you to us existing programs for data analysis. <text:s text:c="26"/></text:p>
        </text:list-item>
      </text:list>
      <text:p text:style-name="Standard"/>
      <text:p text:style-name="Standard"/>
      <text:list xml:id="list160427605537423" text:continue-numbering="true" text:style-name="WWNum2">
        <text:list-item>
          <text:p text:style-name="P1">Which Hadoop tool do you think is most useful, and why? </text:p>
          <text:p text:style-name="P7">MapReduce, it reduce the data down to the importance.</text:p>
        </text:list-item>
      </text:list>
      <text:p text:style-name="Standard"/>
      <text:p text:style-name="Standard"/>
      <text:list xml:id="list160426428388565" text:continue-numbering="true" text:style-name="WWNum2">
        <text:list-item>
          <text:p text:style-name="P1">What are the Vs of big data? </text:p>
        </text:list-item>
      </text:list>
      <text:p text:style-name="P10">Volume, variety, velocity, veracity, and value </text:p>
      <text:p text:style-name="Standard"/>
      <text:list xml:id="list160427187940973" text:continue-numbering="true" text:style-name="WWNum2">
        <text:list-item>
          <text:p text:style-name="P2">Why is Hadoop important to big data? What functions does it provide?</text:p>
          <text:p text:style-name="P2"><text:span text:style-name="T1">Its soley used for big data.</text:span> <text:span text:style-name="T5">Hadoop is, at its heart, a way to distribute and manipulate data across a cluster. What separates Hadoop from its predecessors is the ability to interact with your cluster as if it was a single computer; Hadoop does most of the distribution work behind the scenes so you don't have to worry about it</text:span></text:p>
          <text:p text:style-name="P7"><text:span text:style-name="T5">functions are HDFS, YARN MapReduce</text:span></text:p>
          <text:p text:style-name="P8"><text:span text:style-name="T5"/></text:p>
        </text:list-item>
      </text:list>
      <text:p text:style-name="P11"/>
      <text:p text:style-name="Standard"/>
      <text:list xml:id="list160426655307110" text:continue-numbering="true" text:style-name="WWNum2">
        <text:list-item>
          <text:p text:style-name="P1">Explain the concept and overall process of data streaming.</text:p>
          <text:p text:style-name="P6">Receiving data sometimes receiving it in real time. storing that data and dispersing among the nodes</text:p>
        </text:list-item>
      </text:list>
      <text:p text:style-name="Standard"/>
      <text:p text:style-name="Standard"/>
      <text:list xml:id="list160426152060994" text:continue-numbering="true" text:style-name="WWNum2">
        <text:list-item>
          <text:p text:style-name="P1"><text:soft-page-break/>Compare and contrast Pig and Hive.</text:p>
        </text:list-item>
      </text:list>
      <text:p text:style-name="P10">Pig uses pig Latin which is similar to SQL. Hive uses <text:span text:style-name="T2">Hive</text:span>QL. <text:span text:style-name="T2">Pig is slower then Hive. Data is called relations in pig and in hive it is table. Pig is more flexible but harder to comprehend.</text:span></text:p>
      <text:p text:style-name="Standard"/>
      <text:list xml:id="list160427871404546" text:continue-numbering="true" text:style-name="WWNum2">
        <text:list-item>
          <text:p text:style-name="P1">Why is MapReduce important?</text:p>
          <text:p text:style-name="P5"><text:span text:style-name="T5">The mapper helps optimize your work as well <text:s/>you will basically throw away any data you aren't currently interested in, and then extract and organize the things that you do care about so that it can be aggregated.</text:span><text:span text:style-name="T7"> </text:span>Pulls the important data and gives you the final answer or value.</text:p>
        </text:list-item>
      </text:list>
      <text:p text:style-name="Standard"/>
      <text:p text:style-name="Standard"/>
      <text:list xml:id="list160426495907180" text:continue-numbering="true" text:style-name="WWNum2">
        <text:list-item>
          <text:p text:style-name="P1">What area of big data would you like to learn more about and why?</text:p>
          <text:p text:style-name="P3"><text:span text:style-name="T2">I’d like to learn more about big data overall. I think here we only scratch the surface and are being exposed to it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eredith Dodd</meta:initial-creator>
    <meta:editing-cycles>5</meta:editing-cycles>
    <meta:creation-date>2020-01-31T17:41:00</meta:creation-date>
    <dc:date>2023-04-28T16:04:25.613000000</dc:date>
    <meta:editing-duration>PT7M35S</meta:editing-duration>
    <meta:generator>LibreOffice/7.3.4.2$Windows_X86_64 LibreOffice_project/728fec16bd5f605073805c3c9e7c4212a0120dc5</meta:generator>
    <meta:document-statistic meta:table-count="0" meta:image-count="0" meta:object-count="0" meta:page-count="2" meta:paragraph-count="21" meta:word-count="353" meta:character-count="2008" meta:non-whitespace-character-count="16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